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08cm" fo:min-width="76.954cm"/>
    </style:style>
    <style:style style:name="gr2" style:family="graphic">
      <style:graphic-properties style:protect="size"/>
    </style:style>
    <style:style style:name="pr1" style:family="presentation" style:parent-style-name="Alapértelmezett-notes">
      <style:graphic-properties draw:fill-color="#ffffff" draw:auto-grow-height="true" fo:min-height="13.367cm"/>
    </style:style>
    <style:style style:name="P1" style:family="paragraph">
      <style:paragraph-properties fo:margin-left="0cm" fo:margin-right="0cm" text:enable-numbering="false" fo:text-indent="0cm"/>
      <style:text-properties fo:hyphenate="false"/>
    </style:style>
    <style:style style:name="P2" style:family="paragraph">
      <style:paragraph-properties fo:margin-left="0cm" fo:margin-right="0cm" text:enable-numbering="false" fo:text-indent="0cm"/>
      <style:text-properties fo:font-size="20pt" fo:hyphenate="false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font-size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>
        <office:forms form:automatic-focus="false" form:apply-design-mode="false"/>
        <draw:frame draw:style-name="gr1" draw:text-style-name="P2" draw:layer="layout" svg:width="4.436cm" svg:height="2.358cm" svg:x="2.064cm" svg:y="1.44cm">
          <draw:text-box>
            <text:p text:style-name="P1"><text:span text:style-name="T1">de candidature</text:span></text:p>
          </draw:text-box>
        </draw:frame>
        <presentation:notes draw:style-name="dp2">
          <draw:page-thumbnail draw:style-name="gr2" draw:layer="layout" svg:width="14.851cm" svg:height="11.138cm" svg:x="3.068cm" svg:y="2.257cm" draw:page-number="1" presentation:class="page"/>
          <draw:frame presentation:style-name="pr1" draw:text-style-name="P3" draw:layer="layout" svg:width="16.79cm" svg:height="13.367cm" svg:x="2.098cm" svg:y="14.109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Alapértelmezet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Alapértelmezet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Alapértelmezett-background" style:family="presentation">
      <style:graphic-properties draw:stroke="none" draw:fill="none"/>
    </style:style>
    <style:style style:name="Alapértelmezett-backgroundobjects" style:family="presentation">
      <style:graphic-properties draw:shadow="hidden" draw:shadow-offset-x="0.3cm" draw:shadow-offset-y="0.3cm" draw:shadow-color="#808080"/>
    </style:style>
    <style:style style:name="Alapértelmezet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Alapértelmezet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Alapértelmezett-outline2" style:family="presentation" style:parent-style-name="Alapértelmezet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pr2" style:family="presentation" style:parent-style-name="Alapértelmezett-backgroundobjects">
      <style:graphic-properties draw:stroke="none" draw:fill="none" draw:fill-color="#ffffff" draw:auto-grow-height="false" fo:min-height="1.485cm"/>
    </style:style>
    <style:style style:name="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9cm" svg:height="1.048cm" svg:x="16.814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9cm" svg:height="1.048cm" svg:x="16.814cm" svg:y="19.94cm" presentation:class="page-number">
        <draw:text-box>
          <text:p text:style-name="P2"><text:page-number>1</text:page-number></text:p>
        </draw:text-box>
      </draw:frame>
      <draw:page-thumbnail draw:layer="backgroundobjects" svg:width="5.94cm" svg:height="4.454cm" svg:x="2.97cm" svg:y="4.016cm" draw:page-number="1"/>
      <draw:page-thumbnail draw:layer="backgroundobjects" svg:width="5.94cm" svg:height="4.454cm" svg:x="11.881cm" svg:y="4.016cm"/>
      <draw:page-thumbnail draw:layer="backgroundobjects" svg:width="5.94cm" svg:height="4.454cm" svg:x="20.792cm" svg:y="4.016cm"/>
      <draw:page-thumbnail draw:layer="backgroundobjects" svg:width="5.94cm" svg:height="4.454cm" svg:x="2.97cm" svg:y="12.517cm"/>
      <draw:page-thumbnail draw:layer="backgroundobjects" svg:width="5.94cm" svg:height="4.454cm" svg:x="11.881cm" svg:y="12.517cm"/>
      <draw:page-thumbnail draw:layer="backgroundobjects" svg:width="5.94cm" svg:height="4.454cm" svg:x="20.792cm" svg:y="12.517cm"/>
    </style:handout-master>
    <style:master-page style:name="Alapértelmezett" style:page-layout-name="PM1" draw:style-name="dp1">
      <draw:frame presentation:style-name="Alapértelmezett-title" draw:layer="backgroundobjects" svg:width="25.199cm" svg:height="3.506cm" svg:x="1.4cm" svg:y="0.837cm" presentation:class="title" presentation:placeholder="true">
        <draw:text-box/>
      </draw:frame>
      <draw:frame presentation:style-name="Alapértelmezet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Alapértelmezett-title" draw:layer="backgroundobjects" svg:width="14.851cm" svg:height="11.138cm" svg:x="3.068cm" svg:y="2.257cm" presentation:class="page"/>
        <draw:frame presentation:style-name="Alapértelmezett-notes" draw:layer="backgroundobjects" svg:width="16.79cm" svg:height="13.366cm" svg:x="2.098cm" svg:y="14.109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08cm" svg:height="1.484cm" svg:x="0cm" svg:y="28.22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08cm" svg:height="1.484cm" svg:x="11.88cm" svg:y="28.22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45$Build-8988</meta:generator>
    <meta:creation-date>2005-12-08T14:10:40</meta:creation-date>
    <dc:date>2005-12-08T14:11:50</dc:date>
    <dc:language>de-DE</dc:language>
    <meta:editing-cycles>2</meta:editing-cycles>
    <meta:editing-duration>PT1M11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